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13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notes">
      <style:graphic-properties draw:fill-color="#ffffff" fo:min-height="12.572cm"/>
    </style:style>
    <style:style style:name="pr3" style:family="presentation" style:parent-style-name="默认-title">
      <style:graphic-properties fo:min-height="2.172cm"/>
    </style:style>
    <style:style style:name="pr4" style:family="presentation" style:parent-style-name="默认-title">
      <style:graphic-properties fo:min-height="1.372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6pt" style:font-size-asian="36pt" style:font-size-complex="3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个人工作总结</text:p>
          </draw:text-box>
        </draw:frame>
        <draw:frame draw:style-name="gr1" draw:text-style-name="P2" draw:layer="layout" svg:width="25.8cm" svg:height="11.8cm" svg:x="1.4cm" svg:y="3.4cm">
          <draw:text-box>
            <text:p text:style-name="P1">所做工作：</text:p>
            <text:p text:style-name="P1">1. 参与讨论涉众分析，编写涉众简档，和小组成员一起讨论修改涉众</text:p>
            <text:p text:style-name="P1"/>
            <text:p text:style-name="P1">2. 参与讨论愿景文档，编写用户属性</text:p>
            <text:p text:style-name="P1"/>
            <text:p text:style-name="P1">3. 参与讨论用况分析，编写管理动态用况基本流，私聊用况基本流，讨论后修改用况</text:p>
            <text:p text:style-name="P1"/>
            <text:p text:style-name="P1">4. 做健壮性分析，画后期私聊顺序图，主要用況图</text:p>
            <text:p text:style-name="P1"/>
            <text:p>5. 整合所有的文档内容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5" draw:layer="layout" svg:width="10.2cm" svg:height="2.629cm" svg:x="1.4cm" svg:y="0.628cm" presentation:class="title" presentation:user-transformed="true">
          <draw:text-box>
            <text:p text:style-name="P4"><text:span text:style-name="T1">遇到的问题</text:span></text:p>
          </draw:text-box>
        </draw:frame>
        <draw:frame draw:style-name="gr3" draw:text-style-name="P6" draw:layer="layout" svg:width="11.2cm" svg:height="5.052cm" svg:x="0.8cm" svg:y="3.6cm">
          <draw:text-box>
            <text:list text:style-name="L1">
              <text:list-item>
                <text:p>对一些概念性的问题理解有偏差</text:p>
              </text:list-item>
              <text:list-item>
                <text:p>涉众、参与者、用况的分析存在问题</text:p>
              </text:list-item>
              <text:list-item>
                <text:p>命名不能清楚的表达语义</text:p>
              </text:list-item>
              <text:list-item>
                <text:p>开始分析系统时没有形成清晰的愿景</text:p>
              </text:list-item>
              <text:list-item>
                <text:p>vp最开始使用不熟悉</text:p>
              </text:list-item>
            </text:list>
          </draw:text-box>
        </draw:frame>
        <draw:frame draw:style-name="gr4" draw:text-style-name="P7" draw:layer="layout" svg:width="10.2cm" svg:height="1.606cm" svg:x="13.2cm" svg:y="0.994cm">
          <draw:text-box>
            <text:p><text:span text:style-name="T1">解决方案</text:span></text:p>
          </draw:text-box>
        </draw:frame>
        <draw:frame draw:style-name="gr5" draw:text-style-name="P6" draw:layer="layout" svg:width="11.6cm" svg:height="3.4cm" svg:x="13.8cm" svg:y="3.4cm">
          <draw:text-box>
            <text:list text:style-name="L1">
              <text:list-item>
                <text:p>多次看书和询问老师、同学</text:p>
              </text:list-item>
              <text:list-item>
                <text:p>在讨论中逐渐解决开发中的错误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text-style-name="P5" draw:layer="layout" svg:width="10.4cm" svg:height="2.172cm" svg:x="1.4cm" svg:y="0.628cm" presentation:class="title" presentation:user-transformed="true">
          <draw:text-box>
            <text:p text:style-name="P4"><text:span text:style-name="T1">开发计划</text:span></text:p>
          </draw:text-box>
        </draw:frame>
        <draw:frame draw:style-name="gr6" draw:text-style-name="P6" draw:layer="layout" svg:width="23cm" svg:height="4.997cm" svg:x="1.4cm" svg:y="3.2cm">
          <draw:text-box>
            <text:list text:style-name="L1">
              <text:list-item>
                <text:p>利用空闲时间学习网络编程和并发编程，为后续开发做准备</text:p>
                <text:p/>
              </text:list-item>
              <text:list-item>
                <text:p>每次讨论做好会议记录</text:p>
                <text:p/>
              </text:list-item>
              <text:list-item>
                <text:p>近期完善第一次迭代，之后陆续分析其他主要用况</text:p>
                <text:p/>
              </text:list-item>
              <text:list-item>
                <text:p>记录平时遇到的困难，向老师反馈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11.6cm" svg:height="1.372cm" svg:x="1.4cm" svg:y="1.228cm" presentation:class="title" presentation:user-transformed="true">
          <draw:text-box>
            <text:p text:style-name="P4"><text:span text:style-name="T1">愿景</text:span></text:p>
          </draw:text-box>
        </draw:frame>
        <draw:frame draw:style-name="gr7" draw:text-style-name="P6" draw:layer="layout" svg:width="24.6cm" svg:height="2.34cm" svg:x="1.8cm" svg:y="3.4cm">
          <draw:text-box>
            <text:list text:style-name="L2">
              <text:list-item>
                <text:p>希望我们的项目在逐渐完善后能接近于QQ。</text:p>
                <text:p/>
              </text:list-item>
              <text:list-item>
                <text:p>之后的小组讨论能越来越顺畅。</text:p>
              </text:list-item>
            </text:list>
          </draw:text-box>
        </draw:frame>
        <draw:frame draw:style-name="gr4" draw:text-style-name="P7" draw:layer="layout" svg:width="9.8cm" svg:height="1.606cm" svg:x="1.2cm" svg:y="7.194cm">
          <draw:text-box>
            <text:p><text:span text:style-name="T1">自我评价</text:span></text:p>
          </draw:text-box>
        </draw:frame>
        <draw:frame draw:style-name="gr8" draw:text-style-name="P6" draw:layer="layout" svg:width="25.4cm" svg:height="2.963cm" svg:x="2cm" svg:y="9.4cm">
          <draw:text-box>
            <text:p><text:s text:c="6"/>在前段时间的开发过程中，关于个人看书的时候只是读了一遍，没有很好的理解相关的内容。虽然后面做了很多工作但都是无用的，这也导致了进度缓慢。关于小组管理我没有认真在会前询问每个成员的看书理解情况，在会后只简单记录了日期，没有记录产生的问题和分歧。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华文黑体" style:font-size-asian="24pt" style:language-asian="zh" style:country-asian="CN" style:font-name-complex="华文黑体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华文黑体" style:font-family-asian="华文黑体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21:55:28.325699498</meta:creation-date>
    <dc:date>2019-01-12T10:32:52.231507830</dc:date>
    <meta:editing-duration>PT47M1S</meta:editing-duration>
    <meta:editing-cycles>5</meta:editing-cycles>
    <meta:generator>LibreOffice/6.0.4.2$Linux_X86_64 LibreOffice_project/00m0$Build-2</meta:generator>
    <meta:document-statistic meta:object-count="41"/>
  </office:meta>
</office:document-meta>
</file>